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1000001EF8D1CEAA8.jpg"/>
  <manifest:file-entry manifest:media-type="image/jpeg" manifest:full-path="Pictures/100000000000049C000003754FC9E418.jpg"/>
  <manifest:file-entry manifest:media-type="image/png" manifest:full-path="Pictures/10000000000000F100000066D015F7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 style:list-style-name="L2">
      <style:graphic-properties draw:stroke="solid" svg:stroke-width="0cm" svg:stroke-color="#000000" draw:stroke-linejoin="miter" draw:fill="solid" draw:fill-color="#ffff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4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5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6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7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8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9" style:family="graphic" style:parent-style-name="standard" style:list-style-name="L2">
      <style:graphic-properties draw:stroke="solid" svg:stroke-width="0cm" svg:stroke-color="#000000" draw:stroke-linejoin="miter" draw:fill="solid" draw:fill-color="#dc2300" draw:fill-gradient-name="Gradient_20_9" draw:textarea-horizontal-align="left" draw:textarea-vertical-align="top" draw:auto-grow-height="false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2">
      <style:graphic-properties draw:stroke="solid" svg:stroke-width="0cm" svg:stroke-color="#000000" draw:stroke-linejoin="miter" draw:fill="solid" draw:fill-color="#0000ff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gr11" style:family="graphic" style:parent-style-name="standard" style:list-style-name="L2">
      <style:graphic-properties draw:stroke="solid" svg:stroke-width="0cm" svg:stroke-color="#000000" draw:stroke-linejoin="miter" draw:fill="solid" draw:fill-color="#00ae00" draw:fill-gradient-name="Gradient_20_9" draw:textarea-horizontal-align="justify" draw:textarea-vertical-align="middle" draw:auto-grow-height="false" fo:padding-top="0.117cm" fo:padding-bottom="0.117cm" fo:padding-left="0.237cm" fo:padding-right="0.237cm" fo:wrap-option="no-wrap" draw:shadow-color="#808080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8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9.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family="Tahoma" style:font-family-generic="swiss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family="Tahoma" style:font-family-generic="swiss" style:font-pitch="variable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Tahoma" style:font-family-generic="swiss" style:font-pitch="variable" fo:font-size="12pt" style:font-size-asian="12pt" style:font-size-complex="12pt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/>
      <style:text-properties fo:font-family="'Courier New'" style:font-family-generic="modern" style:font-pitch="fixed" fo:font-size="12pt" fo:language="zxx" fo:country="none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family="Tahoma" style:font-family-generic="swiss" style:font-pitch="variable" fo:font-size="12pt" style:font-size-asian="12pt" style:font-size-complex="12pt"/>
    </style:style>
    <style:style style:name="T3" style:family="text">
      <style:text-properties fo:font-family="Verdana" style:font-family-generic="swiss" style:font-pitch="variable" fo:font-size="12pt" fo:language="en" fo:country="US" style:font-size-asian="12pt" style:font-size-complex="12pt"/>
    </style:style>
    <style:style style:name="T4" style:family="text">
      <style:text-properties fo:font-family="'Courier New'" style:font-family-generic="modern" style:font-pitch="fixed" fo:font-size="12pt" fo:language="zxx" fo:country="none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gantt Project Phases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2.489cm" svg:height="2.136cm" svg:x="1.644cm" svg:y="0.444cm" presentation:class="title" presentation:user-transformed="true">
          <draw:text-box>
            <text:list text:style-name="L1">
              <text:list-header>
                <text:p text:style-name="P1"><text:span text:style-name="T1">@main_project_name@ Phases</text:span></text:p>
              </text:list-header>
            </text:list>
          </draw:text-box>
        </draw:frame>
        <draw:line draw:style-name="gr1" draw:text-style-name="P3" draw:layer="layout" svg:x1="24cm" svg:y1="4cm" svg:x2="24cm" svg:y2="5cm">
          <text:p/>
        </draw:line>
        <draw:line draw:style-name="gr1" draw:text-style-name="P3" draw:layer="layout" svg:x1="2.5cm" svg:y1="4.4cm" svg:x2="24cm" svg:y2="4.4cm">
          <text:p/>
        </draw:line>
        <draw:line draw:style-name="gr1" draw:text-style-name="P3" draw:layer="layout" svg:x1="2.5cm" svg:y1="4cm" svg:x2="2.5cm" svg:y2="5cm">
          <text:p/>
        </draw:line>
        <draw:frame draw:style-name="gr2" draw:text-style-name="P5" draw:layer="layout" svg:width="6.022cm" svg:height="0.758cm" svg:x="1.378cm" svg:y="3.342cm">
          <draw:text-box>
            <text:p text:style-name="P4"><text:span text:style-name="T2">@project_start_date_pretty@</text:span></text:p>
          </draw:text-box>
        </draw:frame>
        <draw:frame draw:style-name="gr2" draw:text-style-name="P7" draw:layer="layout" svg:width="5.874cm" svg:height="0.758cm" svg:x="21.926cm" svg:y="3.342cm">
          <draw:text-box>
            <text:p text:style-name="P6"><text:span text:style-name="T2">@project_end_date_pretty@</text:span></text:p>
          </draw:text-box>
        </draw:frame>
        <draw:g>
          <draw:custom-shape draw:style-name="gr3" draw:text-style-name="P9" draw:layer="layout" svg:width="7.201cm" svg:height="0.802cm" svg:x="2.502cm" svg:y="6.7cm">
            <text:list text:style-name="L2">
              <text:list-header>
                <text:p text:style-name="P8"><text:span text:style-name="T3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6cm" svg:height="0.1cm" svg:x="2.501cm" svg:y="7.4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6cm" svg:height="0.1cm" svg:x="2.501cm" svg:y="6.7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9" draw:layer="layout" svg:width="7.201cm" svg:height="0.802cm" svg:x="2.5cm" svg:y="5.698cm">
            <text:list text:style-name="L2">
              <text:list-header>
                <text:p text:style-name="P8"><text:span text:style-name="T3">@phase_name@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9" draw:layer="layout" svg:width="6cm" svg:height="0.1cm" svg:x="2.5cm" svg:y="6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6cm" svg:height="0.1cm" svg:x="2.5cm" svg:y="5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9" draw:layer="layout" svg:width="7.201cm" svg:height="0.802cm" svg:x="2.501cm" svg:y="9.5cm">
            <text:list text:style-name="L2">
              <text:list-header>
                <text:p text:style-name="P8"><text:span text:style-name="T3">@phase_name@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6cm" svg:height="0.1cm" svg:x="2.5cm" svg:y="10.20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6cm" svg:height="0.1cm" svg:x="2.5cm" svg:y="9.50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5.447cm" svg:height="1.013cm" svg:x="2.478cm" svg:y="8.5cm">
            <draw:text-box>
              <text:p>@phase_name@</text:p>
            </draw:text-box>
          </draw:frame>
        </draw:g>
        <presentation:notes draw:style-name="dp2">
          <office:forms form:automatic-focus="false" form:apply-design-mode="false"/>
          <draw:frame presentation:style-name="pr2" draw:text-style-name="P11" draw:layer="layout" svg:width="25.4cm" svg:height="19.05cm" svg:x="0cm" svg:y="0cm" presentation:class="notes" presentation:user-transformed="true">
            <draw:text-box>
              <text:p text:style-name="P10"><text:span text:style-name="T4">page_sql "</text:span></text:p>
              <text:p text:style-name="P10"><text:span text:style-name="T4"><text:tab/></text:span><text:span text:style-name="T4">select</text:span><text:span text:style-name="T4"><text:tab/></text:span><text:span text:style-name="T4">p.*,</text:span></text:p>
              <text:p text:style-name="P10"><text:span text:style-name="T4"><text:tab/></text:span><text:span text:style-name="T4"><text:tab/></text:span><text:span text:style-name="T4">p.project_name as main_project_name,</text:span></text:p>
              <text:p text:style-name="P10"><text:span text:style-name="T4"><text:tab/></text:span><text:span text:style-name="T4"><text:tab/></text:span><text:span text:style-name="T4">to_char(p.start_date, :date_format) as project_start_date_pretty,</text:span></text:p>
              <text:p text:style-name="P10"><text:span text:style-name="T4"><text:tab/></text:span><text:span text:style-name="T4"><text:tab/></text:span><text:span text:style-name="T4">to_char(p.end_date, :date_format) as project_end_date_pretty,</text:span></text:p>
              <text:p text:style-name="P10"><text:span text:style-name="T4"><text:tab/></text:span><text:span text:style-name="T4"><text:tab/></text:span><text:span text:style-name="T4">to_char(now(), :date_format) as today_pretty</text:span></text:p>
              <text:p text:style-name="P10"><text:span text:style-name="T4"><text:tab/></text:span><text:span text:style-name="T4">from</text:span><text:span text:style-name="T4"><text:tab/></text:span><text:span text:style-name="T4">im_projects p</text:span></text:p>
              <text:p text:style-name="P10"><text:span text:style-name="T4"><text:tab/></text:span><text:span text:style-name="T4">where</text:span><text:span text:style-name="T4"><text:tab/></text:span><text:span text:style-name="T4">p.project_id = 18228</text:span></text:p>
              <text:p text:style-name="P10"><text:span text:style-name="T4">"</text:span></text:p>
              <text:p text:style-name="P10"><text:span text:style-name="T4"/></text:p>
              <text:p text:style-name="P10"><text:span text:style-name="T4">list_sql "</text:span></text:p>
              <text:p text:style-name="P10"><text:span text:style-name="T4"><text:tab/></text:span><text:span text:style-name="T4">select</text:span><text:span text:style-name="T4"><text:tab/></text:span><text:span text:style-name="T4">p.*,</text:span></text:p>
              <text:p text:style-name="P10"><text:span text:style-name="T4"><text:tab/></text:span><text:span text:style-name="T4"><text:tab/></text:span><text:span text:style-name="T4">p.project_name as phase_name,</text:span></text:p>
              <text:p text:style-name="P10"><text:span text:style-name="T4"><text:tab/></text:span><text:span text:style-name="T4"><text:tab/></text:span><text:span text:style-name="T4">im_category_from_id(p.on_track_status_id) as on_track_status</text:span></text:p>
              <text:p text:style-name="P10"><text:span text:style-name="T4"><text:tab/></text:span><text:span text:style-name="T4">from</text:span><text:span text:style-name="T4"><text:tab/></text:span><text:span text:style-name="T4">im_projects p,</text:span></text:p>
              <text:p text:style-name="P10"><text:span text:style-name="T4"><text:tab/></text:span><text:span text:style-name="T4"><text:tab/></text:span><text:span text:style-name="T4">im_projects parent</text:span></text:p>
              <text:p text:style-name="P10"><text:span text:style-name="T4"><text:tab/></text:span><text:span text:style-name="T4">where</text:span><text:span text:style-name="T4"><text:tab/></text:span><text:span text:style-name="T4">parent.project_id = 18228 and</text:span></text:p>
              <text:p text:style-name="P10"><text:span text:style-name="T4"><text:tab/></text:span><text:span text:style-name="T4"><text:tab/></text:span><text:span text:style-name="T4">p.parent_id = parent.project_id and</text:span></text:p>
              <text:p text:style-name="P10"><text:span text:style-name="T4"><text:tab/></text:span><text:span text:style-name="T4"><text:tab/></text:span><text:span text:style-name="T4">p.project_type_id not in ([im_project_type_task], [im_project_type_ticket])</text:span></text:p>
              <text:p text:style-name="P10"><text:span text:style-name="T4"><text:tab/></text:span><text:span text:style-name="T4">order by</text:span></text:p>
              <text:p text:style-name="P10"><text:span text:style-name="T4"><text:tab/></text:span><text:span text:style-name="T4"><text:tab/></text:span><text:span text:style-name="T4">lower(p.project_name)</text:span></text:p>
              <text:p text:style-name="P10"><text:span text:style-name="T4">"</text:span></text:p>
              <text:p text:style-name="P10"><text:span text:style-name="T4"/></text:p>
            </draw:text-box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25252" draw:end-color="#b2b2b2" draw:start-intensity="100%" draw:end-intensity="100%" draw:angle="0" draw:border="0%"/>
    <draw:gradient draw:name="Gradient_20_8" draw:display-name="Gradient 8" draw:style="linear" draw:start-color="#009999" draw:end-color="#bbe0e3" draw:start-intensity="100%" draw:end-intensity="100%" draw:angle="2700" draw:border="0%"/>
    <draw:gradient draw:name="Gradient_20_9" draw:display-name="Gradient 9" draw:style="linear" draw:start-color="#333399" draw:end-color="#bbe0e3" draw:start-intensity="100%" draw:end-intensity="100%" draw:angle="2250" draw:border="0%"/>
    <draw:fill-image draw:name="background" xlink:href="Pictures/100000000000049C000003754FC9E41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b2b2b2" draw:fill-gradient-name="Gradient_20_7" draw:fill-image-name="background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gradient" draw:fill-color="#b2b2b2" draw:fill-gradient-name="Gradient_20_7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 text:min-label-width="0.63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3pt" style:font-style-asian="normal" style:font-weight-asian="norm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b2b2b2" draw:fill-gradient-name="Gradient_20_7" draw:fill-image-name="background" style:repeat="stretch"/>
    </style:style>
    <style:style style:name="Mdp2" style:family="drawing-page">
      <style:drawing-page-properties draw:background-size="border" draw:fill="gradient" draw:fill-color="#b2b2b2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opacity="0%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99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bbe0e3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style:style style:name="MT3" style:family="text">
      <style:text-properties fo:color="#808080" fo:font-family="Tahoma" style:font-family-generic="swiss" style:font-pitch="variable" fo:font-size="8pt" fo:language="de" fo:country="DE" style:font-size-asian="8pt" style:font-size-complex="8pt"/>
    </style:style>
    <style:style style:name="MT4" style:family="text">
      <style:text-properties fo:color="#808080" fo:font-family="Tahoma" style:font-family-generic="swiss" style:font-pitch="variable"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">
        <style:list-level-properties/>
        <style:text-properties fo:font-family="Symbol" style:font-family-generic="roman" style:font-pitch="variable" style:font-charset="x-symbol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Standard-title" draw:layer="backgroundobjects" svg:width="22.489cm" svg:height="2.631cm" svg:x="1.644cm" svg:y="0.197cm" presentation:class="title" presentation:placeholder="true">
        <draw:text-box/>
      </draw:frame>
      <draw:frame presentation:style-name="Standard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3cm" svg:x="22.397cm" svg:y="0.176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1" draw:text-style-name="MP7" draw:layer="backgroundobjects" svg:width="11.007cm" svg:height="0.953cm" svg:x="-0.001cm" svg:y="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11.007cm" svg:height="0.953cm" svg:x="14.386cm" svg:y="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6.934cm" svg:height="7.144cm" svg:x="4.233cm" svg:y="1.428cm" presentation:class="page"/>
        <draw:frame presentation:style-name="Standard-notes" draw:layer="backgroundobjects" svg:width="20.32cm" svg:height="8.573cm" svg:x="2.539cm" svg:y="9.049cm" presentation:class="notes" presentation:placeholder="true">
          <draw:text-box/>
        </draw:frame>
        <draw:frame presentation:style-name="Mpr2" draw:text-style-name="MP7" draw:layer="backgroundobjects" svg:width="11.007cm" svg:height="0.953cm" svg:x="-0.001cm" svg:y="18.094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11.007cm" svg:height="0.953cm" svg:x="14.386cm" svg:y="18.094cm" presentation:class="page-number">
          <draw:text-box>
            <text:list text:style-name="ML1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frame draw:style-name="Mgr7" draw:text-style-name="MP3" draw:layer="backgroundobjects" svg:width="25.418cm" svg:height="15.95cm" svg:x="0cm" svg:y="3.1cm">
        <draw:image xlink:href="Pictures/10000000000005A1000001EF8D1CEAA8.jpg" xlink:type="simple" xlink:show="embed" xlink:actuate="onLoad">
          <text:p/>
        </draw:image>
      </draw:frame>
      <draw:frame presentation:style-name="Titel1-title" draw:layer="backgroundobjects" svg:width="22.489cm" svg:height="3.985cm" svg:x="1.644cm" svg:y="-0.48cm" presentation:class="title" presentation:placeholder="true">
        <draw:text-box/>
      </draw:frame>
      <draw:frame presentation:style-name="Titel1-outline1" draw:layer="backgroundobjects" svg:width="22.586cm" svg:height="13.504cm" svg:x="1.548cm" svg:y="3.597cm" presentation:class="outline" presentation:placeholder="true">
        <draw:text-box/>
      </draw:frame>
      <draw:frame draw:style-name="Mgr4" draw:text-style-name="MP3" draw:layer="backgroundobjects" svg:width="2.8cm" svg:height="1.142cm" svg:x="21.978cm" svg:y="0.459cm">
        <draw:image xlink:href="Pictures/10000000000000F100000066D015F70E.png" xlink:type="simple" xlink:show="embed" xlink:actuate="onLoad">
          <text:p/>
        </draw:image>
      </draw:frame>
      <draw:custom-shape draw:style-name="Mgr5" draw:text-style-name="MP4" draw:layer="backgroundobjects" svg:width="0.873cm" svg:height="2.143cm" svg:x="0cm" svg:y="0.437cm">
        <text:p/>
        <draw:enhanced-geometry svg:viewBox="0 0 21600 21600" draw:text-areas="0 0 21600 21600" draw:type="pentagon-right" draw:modifiers="12029" draw:enhanced-path="M 0 0 L ?f0 0 21600 10800 ?f0 21600 0 21600 Z N">
          <draw:equation draw:name="f0" draw:formula="$0 "/>
          <draw:handle draw:handle-position="$0 top" draw:handle-range-x-minimum="0" draw:handle-range-x-maximum="21600"/>
        </draw:enhanced-geometry>
      </draw:custom-shape>
      <draw:custom-shape draw:style-name="Mgr8" draw:text-style-name="MP4" draw:layer="backgroundobjects" svg:width="5.406cm" svg:height="0.682cm" svg:x="19.994cm" svg:y="18.396cm">
        <text:list text:style-name="ML2">
          <text:list-item>
            <text:p text:style-name="MP10"><text:span text:style-name="MT3">]project-opem[ <text:s/>2008</text:span><text:span text:style-name="MT4">, Title / Speaker / </text:span><text:span text:style-name="MT4"><text:page-number>&lt;Nummer&gt;</text:page-number></text:span></text:p>
          </text:list-item>
        </text:list>
        <draw:enhanced-geometry svg:viewBox="0 0 21600 21600" draw:type="rectangle" draw:enhanced-path="M 0 0 L 21600 0 21600 21600 0 21600 0 0 Z N"/>
      </draw:custom-shape>
      <presentation:notes style:page-layout-name="PM1">
        <draw:rect draw:style-name="Mgr6" draw:text-style-name="MP5" draw:layer="backgroundobjects" svg:width="25.4cm" svg:height="19.05cm" svg:x="0cm" svg:y="0.001cm">
          <text:p/>
        </draw:rect>
        <draw:frame presentation:style-name="Mpr3" draw:text-style-name="MP7" draw:layer="backgroundobjects" svg:width="11.007cm" svg:height="0.953cm" svg:x="-0.001cm" svg:y="0.001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11.007cm" svg:height="0.953cm" svg:x="14.386cm" svg:y="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6.934cm" svg:height="7.144cm" svg:x="4.233cm" svg:y="1.428cm" presentation:class="page"/>
        <draw:frame presentation:style-name="Titel1-notes" draw:layer="backgroundobjects" svg:width="20.32cm" svg:height="8.573cm" svg:x="2.539cm" svg:y="9.049cm" presentation:class="notes" presentation:placeholder="true">
          <draw:text-box/>
        </draw:frame>
        <draw:frame presentation:style-name="Mpr4" draw:text-style-name="MP7" draw:layer="backgroundobjects" svg:width="11.007cm" svg:height="0.953cm" svg:x="-0.001cm" svg:y="18.094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11.007cm" svg:height="0.953cm" svg:x="14.386cm" svg:y="18.094cm" presentation:class="page-number">
          <draw:text-box>
            <text:list text:style-name="ML3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n-Soruce Project Invoicing with ]project-open[</dc:title>
    <dc:subject>Details the complexity of the project invoicing process and proposes an approach and a number of tools</dc:subject>
    <meta:keyword>invoicing</meta:keyword>
    <meta:keyword>billing</meta:keyword>
    <meta:keyword>project management</meta:keyword>
    <meta:keyword>open-source</meta:keyword>
    <meta:creation-date>2012-01-04T10:16:33.35</meta:creation-date>
    <meta:editing-cycles>23</meta:editing-cycles>
    <meta:editing-duration>PT03H57M12S</meta:editing-duration>
    <dc:date>2012-01-04T20:11:38.10</dc:date>
    <dc:creator>Frank Bergmann</dc:creator>
    <meta:generator>OpenOffice.org/3.2$Win32 OpenOffice.org_project/320m18$Build-9502</meta:generator>
    <meta:document-statistic meta:object-count="55"/>
  </office:meta>
</office:document-meta>
</file>